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7" style:family="table-column">
      <style:table-column-properties fo:break-before="auto" style:column-width="2.258cm"/>
    </style:style>
    <style:style style:name="co2" style:family="table-column">
      <style:table-column-properties fo:break-before="auto" style:column-width="5.805cm"/>
    </style:style>
    <style:style style:name="co3" style:family="table-column">
      <style:table-column-properties fo:break-before="auto" style:column-width="3.533cm"/>
    </style:style>
    <style:style style:name="co4" style:family="table-column">
      <style:table-column-properties fo:break-before="auto" style:column-width="12.123cm"/>
    </style:style>
    <style:style style:name="co5" style:family="table-column">
      <style:table-column-properties fo:break-before="auto" style:column-width="2.658cm"/>
    </style:style>
    <style:style style:name="co6" style:family="table-column">
      <style:table-column-properties fo:break-before="auto" style:column-width="7.456cm"/>
    </style:style>
    <style:style style:name="co8" style:family="table-column">
      <style:table-column-properties fo:break-before="auto" style:column-width="36.795cm"/>
    </style:style>
    <style:style style:name="co9" style:family="table-column">
      <style:table-column-properties fo:break-before="auto" style:column-width="11.832cm"/>
    </style:style>
    <style:style style:name="ro12" style:family="table-row">
      <style:table-row-properties style:row-height="0.48cm" fo:break-before="auto" style:use-optimal-row-height="true"/>
    </style:style>
    <style:style style:name="ro2" style:family="table-row">
      <style:table-row-properties style:row-height="0.564cm" fo:break-before="auto" style:use-optimal-row-height="true"/>
    </style:style>
    <style:style style:name="ro3" style:family="table-row">
      <style:table-row-properties style:row-height="11.056cm" fo:break-before="auto" style:use-optimal-row-height="true"/>
    </style:style>
    <style:style style:name="ro4" style:family="table-row">
      <style:table-row-properties style:row-height="4.576cm" fo:break-before="auto" style:use-optimal-row-height="true"/>
    </style:style>
    <style:style style:name="ro5" style:family="table-row">
      <style:table-row-properties style:row-height="3.071cm" fo:break-before="auto" style:use-optimal-row-height="true"/>
    </style:style>
    <style:style style:name="ro6" style:family="table-row">
      <style:table-row-properties style:row-height="4.073cm" fo:break-before="auto" style:use-optimal-row-height="true"/>
    </style:style>
    <style:style style:name="ro7" style:family="table-row">
      <style:table-row-properties style:row-height="2.57cm" fo:break-before="auto" style:use-optimal-row-height="true"/>
    </style:style>
    <style:style style:name="ro8" style:family="table-row">
      <style:table-row-properties style:row-height="1.566cm" fo:break-before="auto" style:use-optimal-row-height="true"/>
    </style:style>
    <style:style style:name="ro9" style:family="table-row">
      <style:table-row-properties style:row-height="3.572cm" fo:break-before="auto" style:use-optimal-row-height="true"/>
    </style:style>
    <style:style style:name="ro10" style:family="table-row">
      <style:table-row-properties style:row-height="8.086cm" fo:break-before="auto" style:use-optimal-row-height="true"/>
    </style:style>
    <style:style style:name="ro11" style:family="table-row">
      <style:table-row-properties style:row-height="6.581cm" fo:break-before="auto" style:use-optimal-row-height="true"/>
    </style:style>
    <style:style style:name="ro13" style:family="table-row">
      <style:table-row-properties style:row-height="2.067cm" fo:break-before="auto" style:use-optimal-row-height="true"/>
    </style:style>
    <style:style style:name="ro14" style:family="table-row">
      <style:table-row-properties style:row-height="1.127cm" fo:break-before="auto" style:use-optimal-row-height="true"/>
    </style:style>
    <style:style style:name="ro15" style:family="table-row">
      <style:table-row-properties style:row-height="1.0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itstream Vera Sans" fo:font-size="12pt" fo:font-weight="normal" style:font-size-asian="12pt" style:font-weight-asian="normal" style:font-size-complex="12pt" style:font-weight-complex="normal"/>
    </style:style>
    <style:style style:name="ce2" style:family="table-cell" style:parent-style-name="Default">
      <style:text-properties style:font-name="Bitstream Vera Sans" fo:font-size="12pt" fo:font-weight="normal" style:font-name-asian="Droid Sans" style:font-size-asian="12pt" style:font-weight-asian="normal" style:font-name-complex="FreeSans" style:font-size-complex="12pt" style:font-weight-complex="normal"/>
    </style:style>
    <style:style style:name="ce3" style:family="table-cell" style:parent-style-name="Default">
      <style:text-properties style:font-name="Bitstream Vera Sans" fo:font-size="12pt" style:font-name-asian="Droid Sans" style:font-size-asian="12pt" style:font-name-complex="FreeSans" style:font-size-complex="12pt"/>
    </style:style>
    <style:style style:name="T1" style:family="text">
      <style:text-properties style:font-name-asian="Droid Sans" style:font-name-complex="FreeSans"/>
    </style:style>
    <style:style style:name="T2" style:family="text">
      <style:text-properties style:font-name-asian="Droid Sans" style:font-size-asian="12pt" style:font-name-complex="FreeSans" style:font-size-complex="12pt"/>
    </style:style>
    <style:style style:name="T3" style:family="text">
      <style:text-properties fo:font-size="12pt" style:font-size-asian="12pt" style:font-size-complex="12pt"/>
    </style:style>
    <style:style style:name="T4" style:family="text">
      <style:text-properties fo:color="#000000" style:font-name="Bitstream Vera Sans" fo:font-size="12pt" fo:language="zxx" fo:country="none" style:font-name-asian="Bitstream Vera Sans" style:font-size-asian="12pt" style:language-asian="zxx" style:country-asian="none" style:font-name-complex="Bitstream Vera Sans" style:font-size-complex="12pt" style:language-complex="zxx" style:country-complex="none"/>
    </style:style>
    <style:style style:name="T5" style:family="text">
      <style:text-properties style:font-name="Bitstream Vera Sans" style:font-name-asian="Droid Sans" style:font-name-complex="FreeSans"/>
    </style:style>
    <style:style style:name="T6" style:family="text">
      <style:text-properties style:font-name="Bitstream Vera Sans" fo:font-size="12pt" style:font-name-asian="Droid Sans" style:font-size-asian="12pt" style:font-name-complex="FreeSans" style:font-size-complex="12pt"/>
    </style:style>
    <style:style style:name="T7" style:family="text">
      <style:text-properties style:font-name="Nimbus Sans L" style:font-name-asian="Droid Sans" style:font-name-complex="FreeSans"/>
    </style:style>
  </office:automatic-styles>
  <office:body>
    <office:spreadsheet>
      <table:table table:name="Feuille1" table:style-name="ta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8" table:default-cell-style-name="ce1"/>
        <table:table-column table:style-name="co9" table:default-cell-style-name="ce1"/>
        <table:table-column table:style-name="co7" table:number-columns-repeated="1017" table:default-cell-style-name="ce1"/>
        <table:table-row table:style-name="ro2">
          <table:table-cell office:value-type="string">
            <text:p>Categorie</text:p>
          </table:table-cell>
          <table:table-cell office:value-type="string">
            <text:p>Ordre</text:p>
          </table:table-cell>
          <table:table-cell office:value-type="string">
            <text:p>Nom Video</text:p>
          </table:table-cell>
          <table:table-cell office:value-type="string">
            <text:p>Url1</text:p>
          </table:table-cell>
          <table:table-cell office:value-type="string">
            <text:p>Url2</text:p>
          </table:table-cell>
          <table:table-cell office:value-type="string">
            <text:p>Comment</text:p>
          </table:table-cell>
          <table:table-cell office:value-type="string">
            <text:p>Concept</text:p>
          </table:table-cell>
          <table:table-cell table:number-columns-repeated="1017"/>
        </table:table-row>
        <table:table-row table:style-name="ro3">
          <table:table-cell office:value-type="string">
            <text:p>vim-novice-tutorial-videos</text:p>
          </table:table-cell>
          <table:table-cell office:value-type="float" office:value="1">
            <text:p>1</text:p>
          </table:table-cell>
          <table:table-cell office:value-type="string">
            <text:p>Welcome to Vim</text:p>
          </table:table-cell>
          <table:table-cell office:value-type="string">
            <text:p>http://www.derekwyatt.org/vim/vim-tutorial-videos/vim-novice-tutorial-videos/</text:p>
          </table:table-cell>
          <table:table-cell office:value-type="string">
            <text:p>http://vimeo.com/6999927</text:p>
          </table:table-cell>
          <table:table-cell office:value-type="string">
            <text:p><text:span text:style-name="T3">This is a Vim Introduction to be watched by those looking to start using Vim or are curious about what it can do, or whatever... </text:span></text:p>
            <text:p><text:span text:style-name="T3">You don't necessarily "learn" anything here except that Vim is amazing and you get to the major sections.</text:span></text:p>
            <text:p><text:span text:style-name="T4">00:00 Welcome</text:span></text:p>
            <text:p><text:span text:style-name="T5">00:31 Who I am</text:span></text:p>
            <text:p><text:span text:style-name="T5">01:05 Who you are</text:span></text:p>
            <text:p><text:span text:style-name="T5">01:14 What we're going to do</text:span></text:p>
            <text:p><text:span text:style-name="T5">01:50 What Vim is</text:span></text:p>
            <text:p><text:span text:style-name="T5">07:40 Our first look at Vim</text:span></text:p>
            <text:p><text:span text:style-name="T5">08:38 Colour schemes</text:span></text:p>
            <text:p><text:span text:style-name="T5">09:32 The GUI menu</text:span></text:p>
            <text:p><text:span text:style-name="T5">10:36 The GUI Toolbar</text:span></text:p>
            <text:p><text:span text:style-name="T5">11:12 Window Tabs</text:span></text:p>
            <text:p><text:span text:style-name="T5">12:15 Specific file type recognition</text:span></text:p>
            <text:p><text:span text:style-name="T5">13:40 Folding</text:span></text:p>
            <text:p><text:span text:style-name="T5">15:49 Diff / Merge</text:span></text:p>
            <text:p><text:span text:style-name="T5">17:26 The help system</text:span></text:p>
            <text:p><text:span text:style-name="T5">19:08 Extensibility / Plugins</text:span></text:p>
            <text:p><text:span text:style-name="T5">20:30 NERDTree File Tree Explorer</text:span></text:p>
            <text:p><text:span text:style-name="T5">20:54 XPTemplate, FSwitch, Protodef and custom functions</text:span></text:p>
            <text:p><text:span text:style-name="T5">24:02 Your every day in Vim</text:span></text:p>
            <text:p><text:span text:style-name="T5">27:06 Summary and Goodbye</text:span></text:p>
            <text:p><text:span text:style-name="T5">This video was made with BoinxTV (boinxtv.com).</text:span></text:p>
          </table:table-cell>
          <table:table-cell office:value-type="string">
            <text:p>Not much :) This is a Vim showcase to run through some of the most very basic, course, obvious Vim stuff just to show it off and let complete newbies see what’s what.</text:p>
          </table:table-cell>
          <table:table-cell table:number-columns-repeated="1017"/>
        </table:table-row>
        <table:table-row table:style-name="ro4">
          <table:table-cell office:value-type="string">
            <text:p>vim-novice-tutorial-videos</text:p>
          </table:table-cell>
          <table:table-cell office:value-type="float" office:value="2">
            <text:p>2</text:p>
          </table:table-cell>
          <table:table-cell office:value-type="string">
            <text:p>BASIC Movement (Screencast 1)</text:p>
          </table:table-cell>
          <table:table-cell table:style-name="ce2" office:value-type="string">
            <text:p><text:span text:style-name="T1"><text:a xlink:href="http://www.derekwyatt.org/vim/vim-tutorial-videos/vim-novice-tutorial-videos/">http://www.derekwyatt.org/vim/vim-tutorial-videos/vim-novice-tutorial-videos/</text:a></text:span></text:p>
          </table:table-cell>
          <table:table-cell office:value-type="string">
            <text:p>http://vimeo.com/6170479</text:p>
          </table:table-cell>
          <table:table-cell office:value-type="string">
            <text:p>Ok... this is really basic stuff. I noticed some folks doing some annoying arrow-key movement lately and it annoys me :)</text:p>
            <text:p>For those of you using the arrow keys a lot, have a look at this video.</text:p>
            <text:p>If you're already the wWeEbBgegE0$fFtT guru, then there probably won't be a whole lot of exciting stuff in here for ya :)</text:p>
          </table:table-cell>
          <table:table-cell office:value-type="string">
            <text:p>Slow movement – Character-wise movements with the home keys: h, j, k and l. The lesson here: DON’T use the arrow keys.</text:p>
            <text:p>Line terminus – Beginning of line and end of line movements: 0 and $.</text:p>
            <text:p>The different types of “words”</text:p>
            <text:p>words – represent a sequence of characters in the 'iskeyword' class.</text:p>
            <text:p>WORDs – represent a sequence of characters separated by whitespace.</text:p>
            <text:p>Run :help word and :help WORD</text:p>
            <text:p>Forward word movement – We learn to move foward to the next WORD and word both to the beginning of words and the end of words. Commands are w, W, e and E.</text:p>
            <text:p>Backward word movement – And we learn to move backward to the previous WORD and word both to the beginning of words and the end of words. Commands are b, B, ge and gE.</text:p>
            <text:p>“To the Character” movement – The great, super great commands f, F, t, T and ; that let you move to specific characters within a line.</text:p>
          </table:table-cell>
          <table:table-cell table:number-columns-repeated="1017"/>
        </table:table-row>
        <table:table-row table:style-name="ro5">
          <table:table-cell office:value-type="string">
            <text:p>vim-novice-tutorial-videos</text:p>
          </table:table-cell>
          <table:table-cell office:value-type="float" office:value="3">
            <text:p>3</text:p>
          </table:table-cell>
          <table:table-cell office:value-type="string">
            <text:p>BASIC Movement (Screencast 2)</text:p>
          </table:table-cell>
          <table:table-cell table:style-name="ce2" office:value-type="string">
            <text:p><text:span text:style-name="T1"><text:a xlink:href="http://www.derekwyatt.org/vim/vim-tutorial-videos/vim-novice-tutorial-videos/">http://www.derekwyatt.org/vim/vim-tutorial-videos/vim-novice-tutorial-videos/</text:a></text:span></text:p>
          </table:table-cell>
          <table:table-cell office:value-type="string">
            <text:p>http://vimeo.com/6185584</text:p>
          </table:table-cell>
          <table:table-cell office:value-type="string">
            <text:p>A continuation of BASIC Movement (Screencast 1).</text:p>
            <text:p>Again, this is pretty beginner stuff so if you're already an expert on C-F,C-B,C-U,C-D, M, L, H, gg, G, *, #, g*, g#, / and ? you might want to skip this one. :)</text:p>
          </table:table-cell>
          <table:table-cell office:value-type="string">
            <text:p>Paging – Moving the page up and down by full pages with CTRL-f and CTRL-b and by half pages with CTRL-u and CTRL-d.</text:p>
            <text:p>Cursor jumping to screen parts – Moving to the head, middle and last line of a screen with H, M and L respectively.</text:p>
            <text:p>Top and Bottom of the buffer – Jumping to the top line of the entire buffer with gg and the bottom of the entire buffer with G.</text:p>
            <text:p>Jumping to a particular line – Get to a specific line number with &lt;number&gt;G.</text:p>
            <text:p>Easy regular expression searching – The famous ‘*‘ and ‘#‘ keys for jumping by bounded regular expression.</text:p>
            <text:p>Manual regular expression searching – Using ‘/‘ and ‘?‘ to manually search.</text:p>
          </table:table-cell>
          <table:table-cell table:number-columns-repeated="1017"/>
        </table:table-row>
        <table:table-row table:style-name="ro5">
          <table:table-cell office:value-type="string">
            <text:p>vim-novice-tutorial-videos</text:p>
          </table:table-cell>
          <table:table-cell office:value-type="float" office:value="4">
            <text:p>4</text:p>
          </table:table-cell>
          <table:table-cell office:value-type="string">
            <text:p>BASIC Movement (Screencast 3)</text:p>
          </table:table-cell>
          <table:table-cell table:style-name="ce2" office:value-type="string">
            <text:p><text:span text:style-name="T1"><text:a xlink:href="http://www.derekwyatt.org/vim/vim-tutorial-videos/vim-novice-tutorial-videos/">http://www.derekwyatt.org/vim/vim-tutorial-videos/vim-novice-tutorial-videos/</text:a></text:span></text:p>
          </table:table-cell>
          <table:table-cell office:value-type="string">
            <text:p>http://vimeo.com/6216655</text:p>
          </table:table-cell>
          <table:table-cell office:value-type="string">
            <text:p>The last in the BASIC Movement series.</text:p>
            <text:p>Here we cover some bigger movements – jumps.</text:p>
            <text:p>This is the end of the videos on this series but it's not the end of motion in Vim.</text:p>
            <text:p>After watching this, please go further... read up on motion!</text:p>
          </table:table-cell>
          <table:table-cell office:value-type="string">
            <text:p>Start of Function or Class Jumping – Moving to the beginning of functions and classes backwards through the buffer with [[</text:p>
            <text:p>and the beginning of functions and classes forwards through the buffer with ]]</text:p>
            <text:p>(assuming you code properly and put braces for these things in column 0 (hanging brace?? Come on! :D).</text:p>
            <text:p>End of Function or Class Jumping – Forwards to the end of a function or class definition with ][ and backwards to the end of a function or class definition with [].</text:p>
            <text:p>Jumping to Matching Braces – The fantastic % characters.</text:p>
            <text:p>Marks – Basic mark functionality and how it works with m, ' and `.</text:p>
          </table:table-cell>
          <table:table-cell table:number-columns-repeated="1017"/>
        </table:table-row>
        <table:table-row table:style-name="ro6">
          <table:table-cell office:value-type="string">
            <text:p>vim-novice-tutorial-videos</text:p>
          </table:table-cell>
          <table:table-cell office:value-type="float" office:value="5">
            <text:p>5</text:p>
          </table:table-cell>
          <table:table-cell office:value-type="string">
            <text:p>Basic Editing (Screencast 1)</text:p>
          </table:table-cell>
          <table:table-cell table:style-name="ce2" office:value-type="string">
            <text:p><text:span text:style-name="T1"><text:a xlink:href="http://www.derekwyatt.org/vim/vim-tutorial-videos/vim-novice-tutorial-videos/">http://www.derekwyatt.org/vim/vim-tutorial-videos/vim-novice-tutorial-videos/</text:a></text:span></text:p>
          </table:table-cell>
          <table:table-cell office:value-type="string">
            <text:p>http://vimeo.com/6329762</text:p>
          </table:table-cell>
          <table:table-cell office:value-type="string">
            <text:p><text:span text:style-name="T3">This is basic editing, hopefully more well structured and clearer than the original video I did on this.</text:span></text:p>
            <text:p><text:span text:style-name="T3">In this video we cover iIaAxXddsrRcCoO.</text:span></text:p>
            <text:p><text:span text:style-name="T4">Head over to derekwyatt.org/vim/vim-tutorial-videos/vim-novice-tutorial-videos/ for some more videos, as well as an in-text recap of this video and some decent organization.</text:span></text:p>
            <text:p><text:span text:style-name="T4">Please make comments at derekwyatt.org if possible since that's much easier for me to follow!</text:span></text:p>
          </table:table-cell>
          <table:table-cell office:value-type="string">
            <text:p>Starting an Insert – The main keys for getting into Insert Mode are i and I.</text:p>
            <text:p>Starting an Insert with a New Line – Another way to get into Insert Mode is with o and O for creating new lines.</text:p>
            <text:p>Starting an Insert with Append – You can also get into Insert Mode with a and A.</text:p>
            <text:p>Replacing Characters – You can replace characters (like turning off “insert” in Notepad) with r and R.</text:p>
            <text:p>Changing Things – You can change characters or motion related things using c and C.</text:p>
            <text:p>Deleting Characters – Delete a single character under the cursor with x and before the cursor with X.</text:p>
            <text:p>Deleting Lines – Delete a single line with dd.</text:p>
            <text:p>Repeat – One of the absolutely core and biggest features of Vi is something very simple: the ‘.‘ operator. Repeat the last command by hitting ‘.‘.</text:p>
          </table:table-cell>
          <table:table-cell table:number-columns-repeated="1017"/>
        </table:table-row>
        <table:table-row table:style-name="ro7">
          <table:table-cell office:value-type="string">
            <text:p>vim-novice-tutorial-videos</text:p>
          </table:table-cell>
          <table:table-cell office:value-type="float" office:value="6">
            <text:p>6</text:p>
          </table:table-cell>
          <table:table-cell office:value-type="string">
            <text:p>Basic Editing (Screencast 2)</text:p>
          </table:table-cell>
          <table:table-cell table:style-name="ce2" office:value-type="string">
            <text:p><text:span text:style-name="T1"><text:a xlink:href="http://www.derekwyatt.org/vim/vim-tutorial-videos/vim-novice-tutorial-videos/">http://www.derekwyatt.org/vim/vim-tutorial-videos/vim-novice-tutorial-videos/</text:a></text:span></text:p>
          </table:table-cell>
          <table:table-cell office:value-type="string">
            <text:p>http://vimeo.com/6332848</text:p>
          </table:table-cell>
          <table:table-cell office:value-type="string">
            <text:p>In this episode we cover yanking, putting, joining and visual mode.</text:p>
            <text:p><text:span text:style-name="T5">Head over to derekwyatt.org/vim/vim-tutorial-videos/vim-novice-tutorial-videos/ for some more videos, as well as an in-text recap of this video and some decent organization.</text:span></text:p>
            <text:p><text:span text:style-name="T5">Please make comments at derekwyatt.org if possible since that's much easier for me to follow!</text:span></text:p>
          </table:table-cell>
          <table:table-cell office:value-type="string">
            <text:p>Yanking – Yanking is “copying” in the “lousy editor” vernacular and it’s done with the y key and Y key.</text:p>
            <text:p>Putting – Putting is the inverse of yanking, and once you’ve yanked, you can put with the p key and P key.</text:p>
            <text:p>Joining – You can join lines with the J key but it will put a space at the join position, so if you don’t want that to happen you need to use gJ.</text:p>
            <text:p>Visual Mode – We cover the three Visual Modes using the v key for character-wise visual selection, V for line-wise selection and CTRL-v for block-mode selection.</text:p>
            <text:p>The all-important gv sequence is also covered to help you re-select an area you just selected.</text:p>
          </table:table-cell>
          <table:table-cell table:number-columns-repeated="1017"/>
        </table:table-row>
        <table:table-row table:style-name="ro7">
          <table:table-cell office:value-type="string">
            <text:p>vim-novice-tutorial-videos</text:p>
          </table:table-cell>
          <table:table-cell office:value-type="float" office:value="7">
            <text:p>7</text:p>
          </table:table-cell>
          <table:table-cell office:value-type="string">
            <text:p>Working with Many Files (Screencast 1)</text:p>
          </table:table-cell>
          <table:table-cell table:style-name="ce2" office:value-type="string">
            <text:p><text:span text:style-name="T1"><text:a xlink:href="http://www.derekwyatt.org/vim/vim-tutorial-videos/vim-novice-tutorial-videos/">http://www.derekwyatt.org/vim/vim-tutorial-videos/vim-novice-tutorial-videos/</text:a></text:span></text:p>
          </table:table-cell>
          <table:table-cell office:value-type="string">
            <text:p>http://vimeo.com/6306508</text:p>
          </table:table-cell>
          <table:table-cell office:value-type="string">
            <text:p>We're going to start filling in a gaping whole in the videos thus far: Working with Many Files.</text:p>
            <text:p>This is going to be the absolute basic methods for working with multiple files in one of Vim's most important concept – buffers.</text:p>
            <text:p><text:span text:style-name="T5">Please visit derekwyatt.org to see a better organization of these videos and to make some comments.</text:span></text:p>
            <text:p><text:span text:style-name="T5">I'm trying to make that site more of the "go to" spot for these things.</text:span></text:p>
            <text:p><text:span text:style-name="T5">Vimeo is a fantastic site, but it's not great at organizing things or managing all of the other information I think we want to cover with Vim.</text:span></text:p>
          </table:table-cell>
          <table:table-cell office:value-type="string">
            <text:p>Listing Buffers – Good ol’ ls is your friend here.</text:p>
            <text:p>Switching Buffers – The buffer command gets you there and it can be used a ton of different ways.</text:p>
            <text:p>Buffer deletion – The bdelete command is used to delete buffers and it can be used in an equally vast number of ways.</text:p>
          </table:table-cell>
          <table:table-cell table:number-columns-repeated="1017"/>
        </table:table-row>
        <table:table-row table:style-name="ro8">
          <table:table-cell office:value-type="string">
            <text:p>vim-novice-tutorial-videos</text:p>
          </table:table-cell>
          <table:table-cell office:value-type="float" office:value="8">
            <text:p>8</text:p>
          </table:table-cell>
          <table:table-cell office:value-type="string">
            <text:p>Working with Many Files (Screencast 2)</text:p>
          </table:table-cell>
          <table:table-cell table:style-name="ce2" office:value-type="string">
            <text:p><text:span text:style-name="T1"><text:a xlink:href="http://www.derekwyatt.org/vim/vim-tutorial-videos/vim-novice-tutorial-videos/">http://www.derekwyatt.org/vim/vim-tutorial-videos/vim-novice-tutorial-videos/</text:a></text:span></text:p>
          </table:table-cell>
          <table:table-cell office:value-type="string">
            <text:p>http://vimeo.com/6307101</text:p>
          </table:table-cell>
          <table:table-cell table:style-name="Default" office:value-type="string">
            <text:p>We're moving ahead with our study of working with many files.</text:p>
            <text:p>We're going to cover the args list, the buffer list, how to sequentially move forward through both and a ridiculously powerful command known as :bufdo.</text:p>
            <text:p><text:span text:style-name="T6">Head to derekwyatt.org to make some comments if you'd like and check out some of the other videos in the different categories.</text:span></text:p>
          </table:table-cell>
          <table:table-cell office:value-type="string">
            <text:p>Args List – The list of loaded files (by default) is put in the :args list, and we will learn how to move through it.</text:p>
            <text:p>The Buffer List – What it is and how we can move through it.</text:p>
            <text:p>Bufdo – The bufdo command lets us run a command over all of our loaded buffers. Keep this in the front of your brain!</text:p>
          </table:table-cell>
          <table:table-cell table:number-columns-repeated="1017"/>
        </table:table-row>
        <table:table-row table:style-name="ro6">
          <table:table-cell office:value-type="string">
            <text:p>vim-novice-tutorial-videos</text:p>
          </table:table-cell>
          <table:table-cell office:value-type="float" office:value="9">
            <text:p>9</text:p>
          </table:table-cell>
          <table:table-cell office:value-type="string">
            <text:p>Working with Many Files (Screencast 3)</text:p>
          </table:table-cell>
          <table:table-cell table:style-name="ce2" office:value-type="string">
            <text:p><text:span text:style-name="T1"><text:a xlink:href="http://www.derekwyatt.org/vim/vim-tutorial-videos/vim-novice-tutorial-videos/">http://www.derekwyatt.org/vim/vim-tutorial-videos/vim-novice-tutorial-videos/</text:a></text:span></text:p>
          </table:table-cell>
          <table:table-cell office:value-type="string">
            <text:p>http://vimeo.com/6342264</text:p>
          </table:table-cell>
          <table:table-cell office:value-type="string">
            <text:p>In this video we cover how to work with windows!</text:p>
            <text:p>Some people have really been waiting for this and it's been a long time coming, I know.</text:p>
            <text:p>This is the last major piece of information you need in order to be able to work with many files in Vim.</text:p>
            <text:p>Windows give you a viewport on to your buffers and now that you've got a lot of buffers loaded, you're going to want to see more than one at a time.</text:p>
            <text:p><text:span text:style-name="T5">Head to derekwyatt.org to make some comments if you'd like and check out some of the other videos in the different categories.</text:span></text:p>
            <text:p><text:span text:style-name="T5">There are also some pointers to some keyboard mappings you can use to make things a bit easier for working with many windows</text:span></text:p>
            <text:p><text:span text:style-name="T5">(at least they make it easier for me, anyway) at derekwyatt.org/vim/vim-tutorial-videos/vim-novice-tutorial-videos/</text:span></text:p>
          </table:table-cell>
          <table:table-cell office:value-type="string">
            <text:p>Splitting Windows – There’s vertical splits and horizontal splits. Split horizontally with :split or CTRL-w s and vertically with :vsplit or CTRL-w v.</text:p>
            <text:p>Closing Windows – You can close with :close or CTRL-w c.</text:p>
            <text:p>Switching Windows – Change windows with CTRL-w h, CTRL-w j, CTRL-w k or CTRL-w l.</text:p>
            <text:p>Switching Windows (continued) – You can also switch to the “previous” window with CTRL-w p.</text:p>
            <text:p>Switching Windows (continued again) – If you want to jump around windows a bit quicker then you can pass a numeric argument to the CTRL-w {motion} command such as 5CTRL-w k to move up 5 windows.</text:p>
            <text:p>Moving Windows – If you want to reposition a window to another spot, you can use the CTRL-w H, CTRL-w J, CTRL-w K or CTRL-w L commands.</text:p>
            <text:p>Focusing a Window – If you want to de-clutter your workspace and make the current window the only visible window then you can hit CTRL-w o.</text:p>
            <text:p>You can check out my mappings for dealing with windows in the vimrc section.</text:p>
          </table:table-cell>
          <table:table-cell table:number-columns-repeated="1017"/>
        </table:table-row>
        <table:table-row table:style-name="ro5">
          <table:table-cell office:value-type="string">
            <text:p>vim-novice-tutorial-videos</text:p>
          </table:table-cell>
          <table:table-cell office:value-type="float" office:value="10">
            <text:p>10</text:p>
          </table:table-cell>
          <table:table-cell table:style-name="Default" office:value-type="string">
            <text:p>Vim's Help System</text:p>
          </table:table-cell>
          <table:table-cell table:style-name="ce3" office:value-type="string">
            <text:p><text:span text:style-name="T2"><text:a xlink:href="http://www.derekwyatt.org/vim/vim-tutorial-videos/vim-novice-tutorial-videos/">http://www.derekwyatt.org/vim/vim-tutorial-videos/vim-novice-tutorial-videos/</text:a></text:span></text:p>
          </table:table-cell>
          <table:table-cell office:value-type="string">
            <text:p>http://vimeo.com/7035132</text:p>
          </table:table-cell>
          <table:table-cell office:value-type="string">
            <text:p>Alright, we've gone through a lot of basic Vim stuff at this point and it's now time to show you how to use Vim's help system effectively.</text:p>
            <text:p>After this video you should be able to hyperlink through the documentation, look up what you need to and search what you need to look for as well.</text:p>
            <text:p>These are key features that let you kick your Vim knowledge into *high gear*!</text:p>
            <text:p><text:span text:style-name="T5">This video was made BoinxTV (boinxtv.com)</text:span></text:p>
          </table:table-cell>
          <table:table-cell office:value-type="string">
            <text:p>How to get in to help – :help, :h or F1.</text:p>
            <text:p>How to navigate – CTRL-] moves you into a hyperlink and CTRL-T moves you back in your hyperlink history.</text:p>
            <text:p>How to jump to a topic – :h &lt;topic-name&gt; jumps you straight to the topic.</text:p>
            <text:p>Tab completion for help – Using :set 'wildmenu' to help you complete on the help command.</text:p>
            <text:p>Grepping through the help – :helpgrep searches through the help documentation and :cwindow shows you the results in a very cool way.</text:p>
            <text:p>Of course, use :help on any of the above topics for more information on that topic.</text:p>
          </table:table-cell>
          <table:table-cell table:number-columns-repeated="1017"/>
        </table:table-row>
        <table:table-row table:style-name="ro9">
          <table:table-cell office:value-type="string">
            <text:p>vim-intermediate-tutorial-videos</text:p>
          </table:table-cell>
          <table:table-cell office:value-type="float" office:value="11">
            <text:p>11</text:p>
          </table:table-cell>
          <table:table-cell office:value-type="string">
            <text:p>The vimrc File and Vim Runtime Directories</text:p>
          </table:table-cell>
          <table:table-cell office:value-type="string">
            <text:p><text:a xlink:href="http://www.derekwyatt.org/vim/vim-tutorial-videos/vim-intermediate-tutorial-videos/">http://www.derekwyatt.org/vim/vim-tutorial-videos/vim-intermediate-tutorial-videos/</text:a></text:p>
          </table:table-cell>
          <table:table-cell office:value-type="string">
            <text:p>http://vimeo.com/7096383</text:p>
          </table:table-cell>
          <table:table-cell office:value-type="string">
            <text:p>It's time to start customizing Vim. You've passed the Novice stuff, you know how to edit, move around, blah blah blah...</text:p>
            <text:p>now you need to start customizing. Adding colour schemes, creating mappings, persisting your settings, etc etc...</text:p>
            <text:p>This video will discuss how Vim works in terms of customization so that you can start moving forward with making Vim tailor itself to your needs.</text:p>
            <text:p><text:span text:style-name="T5">Future videos will be building on this knowledge to work with plugins and to do some filetype-specific customization.</text:span></text:p>
            <text:p><text:span text:style-name="T5">I've posted my personal vimrc file at derekwyatt.org/vim/the-vimrc-file/my-vimrc-file.</text:span></text:p>
          </table:table-cell>
          <table:table-cell office:value-type="string">
            <text:p>We’re not really covering keystrokes or commands in this one – we’re covering concepts behind Vim’s configuration and extensibility.</text:p>
            <text:p>This is important stuff to understand in order to truly make Vim your own personal editor. The topics you should read up on are:</text:p>
            <text:p>:help vimrc</text:p>
            <text:p>:help ‘runtimepath’</text:p>
            <text:p>:help $VIMRUNTIME</text:p>
            <text:p>:help $VIM</text:p>
            <text:p>:help :helptags</text:p>
          </table:table-cell>
          <table:table-cell table:number-columns-repeated="1017"/>
        </table:table-row>
        <table:table-row table:style-name="ro6">
          <table:table-cell office:value-type="string">
            <text:p>vim-intermediate-tutorial-videos</text:p>
          </table:table-cell>
          <table:table-cell office:value-type="float" office:value="12">
            <text:p>12</text:p>
          </table:table-cell>
          <table:table-cell office:value-type="string">
            <text:p>Vim Modes Introduction</text:p>
          </table:table-cell>
          <table:table-cell table:style-name="ce2" office:value-type="string">
            <text:p><text:span text:style-name="T1"><text:a xlink:href="http://www.derekwyatt.org/vim/vim-tutorial-videos/vim-intermediate-tutorial-videos/">http://www.derekwyatt.org/vim/vim-tutorial-videos/vim-intermediate-tutorial-videos/</text:a></text:span></text:p>
          </table:table-cell>
          <table:table-cell table:style-name="Default" office:value-type="string">
            <text:p>http://vimeo.com/7129986</text:p>
          </table:table-cell>
          <table:table-cell office:value-type="string">
            <text:p>Modes are what set the Vi family of editors apart from all other editors.</text:p>
            <text:p>In order to become strong in the way of Vim kung-fu you must be familiar with Vim's modes.</text:p>
            <text:p>This video introduces the different modes that are carried inside Vim in preparation for getting into some more detail soon.</text:p>
            <text:p><text:span text:style-name="T5">Check derekwyatt.org/vim/vim-tutorial-videos/vim-intermediate-tutorial-videos/#modes-intro for some links to help with this video.</text:span></text:p>
          </table:table-cell>
          <table:table-cell office:value-type="string">
            <text:p>Modes are what set Vim apart from everything else so it’s about damn time we started looking at them.</text:p>
            <text:p>This video merely introduces them and ensures we have the right terminology laid down.</text:p>
            <text:p>:help vim-modes</text:p>
            <text:p>:help Normal-mode</text:p>
            <text:p>:help Visual-mode</text:p>
            <text:p>:help Insert-mode</text:p>
            <text:p>:help Command-line</text:p>
            <text:p>:help Ex-mode</text:p>
          </table:table-cell>
          <table:table-cell table:number-columns-repeated="1017"/>
        </table:table-row>
        <table:table-row table:style-name="ro10">
          <table:table-cell office:value-type="string">
            <text:p>vim-intermediate-tutorial-videos</text:p>
          </table:table-cell>
          <table:table-cell office:value-type="float" office:value="13">
            <text:p>13</text:p>
          </table:table-cell>
          <table:table-cell office:value-type="string">
            <text:p>Insert Mode</text:p>
          </table:table-cell>
          <table:table-cell table:style-name="ce2" office:value-type="string">
            <text:p><text:span text:style-name="T1"><text:a xlink:href="http://www.derekwyatt.org/vim/vim-tutorial-videos/vim-intermediate-tutorial-videos/">http://www.derekwyatt.org/vim/vim-tutorial-videos/vim-intermediate-tutorial-videos/</text:a></text:span></text:p>
          </table:table-cell>
          <table:table-cell office:value-type="string">
            <text:p>http://vimeo.com/7133419</text:p>
          </table:table-cell>
          <table:table-cell office:value-type="string">
            <text:p>The first of the modes we're going to cover is Insert Mode.</text:p>
            <text:p>There are a number of things that I personally find useful in insert mode - I don't cover them all, of course.</text:p>
            <text:p>Here we cover the following:</text:p>
            <text:p><text:span text:style-name="T5">- How to get help for insert mode.</text:span></text:p>
            <text:p><text:span text:style-name="T5">- The 'textwidth' and 'expandtab' options</text:span></text:p>
            <text:p><text:span text:style-name="T5">- Deleting the previous word</text:span></text:p>
            <text:p><text:span text:style-name="T5">- Inserting and deleting leading siftwidths</text:span></text:p>
            <text:p><text:span text:style-name="T5">- How to move while in insert mode - seriously you don't want to do this</text:span></text:p>
            <text:p><text:span text:style-name="T5">- Using CTRL-V to literally insert a character</text:span></text:p>
            <text:p><text:span text:style-name="T5">- Completions using the CTRL-X family of completions and the CTRL-N and CTRL-P commands</text:span></text:p>
            <text:p><text:span text:style-name="T5">Head to derekwyatt.org/vim/vim-tutorial-videos/vim-intermediate-tutorial-videos/#insert-mode to get a summary of this with some links to the help as well as other videos in this category.</text:span></text:p>
            <text:p><text:span text:style-name="T5"/></text:p>
          </table:table-cell>
          <table:table-cell office:value-type="string">
            <text:p>Insert Mode is one of those often-used modes.</text:p>
            <text:p>You use it all the time to input text – althought one should probably be trying to figure out how to use Insert Mode as little as possible since entering text is inefficient.</text:p>
            <text:p>Insert mode provides us with a few tricks to help us insert more efficiently and we’ll be covering a few of them now.</text:p>
            <text:p>As always it’s simply not possible to cover all the possibilities, so you’re more than encouraged to read through the documentation.</text:p>
            <text:p>:help insert.txt</text:p>
            <text:p>:help usr_24.txt</text:p>
            <text:p>:help ‘textwidth’</text:p>
            <text:p>:help i_CTRL-T</text:p>
            <text:p>:help i_CTRL-D</text:p>
            <text:p>:help i_CTRL-W</text:p>
            <text:p>:help i_CTRL-V</text:p>
            <text:p>:help ins-special-special</text:p>
            <text:p>:help ins-completion</text:p>
            <text:p>:help ‘complete’</text:p>
            <text:p>:help i_CTRL-N</text:p>
            <text:p>:help i_CTRL-P</text:p>
          </table:table-cell>
          <table:table-cell table:number-columns-repeated="1017"/>
        </table:table-row>
        <table:table-row table:style-name="ro8">
          <table:table-cell office:value-type="string">
            <text:p>vim-intermediate-tutorial-videos</text:p>
          </table:table-cell>
          <table:table-cell office:value-type="float" office:value="14">
            <text:p>14</text:p>
          </table:table-cell>
          <table:table-cell office:value-type="string">
            <text:p>One Vim ... just one</text:p>
          </table:table-cell>
          <table:table-cell table:style-name="ce2" office:value-type="string">
            <text:p><text:span text:style-name="T1"><text:a xlink:href="http://www.derekwyatt.org/vim/vim-tutorial-videos/vim-intermediate-tutorial-videos/">http://www.derekwyatt.org/vim/vim-tutorial-videos/vim-intermediate-tutorial-videos/</text:a></text:span></text:p>
          </table:table-cell>
          <table:table-cell office:value-type="string">
            <text:p>http://vimeo.com/4446112</text:p>
          </table:table-cell>
          <table:table-cell office:value-type="string">
            <text:p>Using One Vim session is the way to go... using more than one is less than great. Don't do it.</text:p>
          </table:table-cell>
          <table:table-cell office:value-type="string">
            <text:p>This one’s about running one GUI Vim session and commanding it from an external</text:p>
            <text:p>command shell using the command “gvim --remote-silent” from that external command shell.</text:p>
            <text:p>:help –remote-silent</text:p>
          </table:table-cell>
          <table:table-cell table:number-columns-repeated="1017"/>
        </table:table-row>
        <table:table-row table:style-name="ro11">
          <table:table-cell office:value-type="string">
            <text:p>vim-intermediate-tutorial-videos</text:p>
          </table:table-cell>
          <table:table-cell office:value-type="float" office:value="15">
            <text:p>15</text:p>
          </table:table-cell>
          <table:table-cell office:value-type="string">
            <text:p>Destruction is Good</text:p>
          </table:table-cell>
          <table:table-cell table:style-name="ce2" office:value-type="string">
            <text:p><text:span text:style-name="T1"><text:a xlink:href="http://www.derekwyatt.org/vim/vim-tutorial-videos/vim-intermediate-tutorial-videos/">http://www.derekwyatt.org/vim/vim-tutorial-videos/vim-intermediate-tutorial-videos/</text:a></text:span></text:p>
          </table:table-cell>
          <table:table-cell office:value-type="string">
            <text:p>http://vimeo.com/6110008</text:p>
          </table:table-cell>
          <table:table-cell office:value-type="string">
            <text:p>Here's a little tip on how to destroy the contents of a file all in the name of a good cause.</text:p>
            <text:p>We use some commands that work on the global level to tear a file up and distill out just the bits and pieces we're interested in.</text:p>
          </table:table-cell>
          <table:table-cell office:value-type="string">
            <text:p>In this video we’re going to look at an editing technique that involves getting to where you want to be</text:p>
            <text:p>by destroying contents, not by creating them.</text:p>
            <text:p>The idea here is that we want to “copy” a few lines from a file and “paste” them somewhere else</text:p>
            <text:p>so we can work with them.</text:p>
            <text:p>It turns out that doing such a thing is usually very annoying and not very productive,</text:p>
            <text:p>so instead of doing that we destroy the contents of the file that we don’t want and keep the rest.</text:p>
            <text:p>:help :vglobal shows us how to perform an operation on all lines that don’t match the given pattern.</text:p>
            <text:p>In this case we delete lines that don’t match what we’re looking for.</text:p>
            <text:p>:help :substitute shows us how to substitute one piece of text for another.</text:p>
            <text:p>In this case we’ve given it a range of ‘%’ that is synonymous with a range of “1,$” (:help :%).</text:p>
            <text:p>:help regexp is a reference to regular expressions.</text:p>
            <text:p>These are very complex things but considering that I used them, I figured I’d point you at them.</text:p>
            <text:p>If you aren’t familiar with regular expressions, stay tuned… we’ll be covering them eventually.</text:p>
          </table:table-cell>
          <table:table-cell table:number-columns-repeated="1017"/>
        </table:table-row>
        <table:table-row table:style-name="ro11">
          <table:table-cell office:value-type="string">
            <text:p>vim-intermediate-tutorial-videos</text:p>
          </table:table-cell>
          <table:table-cell office:value-type="float" office:value="16">
            <text:p>16</text:p>
          </table:table-cell>
          <table:table-cell office:value-type="string">
            <text:p>Using a Vim Macro to edit many files</text:p>
          </table:table-cell>
          <table:table-cell table:style-name="ce2" office:value-type="string">
            <text:p><text:span text:style-name="T1"><text:a xlink:href="http://www.derekwyatt.org/vim/vim-tutorial-videos/vim-intermediate-tutorial-videos/">http://www.derekwyatt.org/vim/vim-tutorial-videos/vim-intermediate-tutorial-videos/</text:a></text:span></text:p>
          </table:table-cell>
          <table:table-cell office:value-type="string">
            <text:p>http://vimeo.com/4456458</text:p>
          </table:table-cell>
          <table:table-cell office:value-type="string">
            <text:p>This video shows how to modify any number of code files in the same way with a recorded macro and a whole bunch of power and ease.</text:p>
          </table:table-cell>
          <table:table-cell office:value-type="string">
            <text:p>In this video we show how to use a cleverly crafted Vim macro to do a pretty cool edit to some C++ source code</text:p>
            <text:p>across a lot of different header files.</text:p>
            <text:p>The general trick is to avoid “position oriented” kind of things,</text:p>
            <text:p>such as “move down to the next line ‘cuz that’s where the function is”</text:p>
            <text:p>because in the next file, the function may be two lines down.</text:p>
            <text:p>:help q is how we record a macro. It’s used for both starting and stopping the recording.</text:p>
            <text:p>:help yank is somewhat synonymous with (crappy) Notepad’s File-&gt;Copy “feature”.</text:p>
            <text:p>:help % is the operator we use to move the cursor to the brace that is the partner of the one that the cursor is currently on.</text:p>
            <text:p>:help / is what let’s us search for things in a file.</text:p>
            <text:p>:help O opens a line above the cursor.</text:p>
            <text:p>:help p let’s us put (paste) the text that we previously yanked.</text:p>
            <text:p>:help :wnext is the command we use to both write the current file and move on to the next one in the :args list.</text:p>
            <text:p>:help @ lets us run the macro that we recorded.</text:p>
          </table:table-cell>
          <table:table-cell table:number-columns-repeated="1017"/>
        </table:table-row>
        <table:table-row table:style-name="ro7">
          <table:table-cell office:value-type="string">
            <text:p>vim-intermediate-tutorial-videos</text:p>
          </table:table-cell>
          <table:table-cell office:value-type="float" office:value="17">
            <text:p>17</text:p>
          </table:table-cell>
          <table:table-cell office:value-type="string">
            <text:p>Vim Macros and Global commands (one)</text:p>
          </table:table-cell>
          <table:table-cell table:style-name="ce2" office:value-type="string">
            <text:p><text:span text:style-name="T1"><text:a xlink:href="http://www.derekwyatt.org/vim/vim-tutorial-videos/vim-intermediate-tutorial-videos/">http://www.derekwyatt.org/vim/vim-tutorial-videos/vim-intermediate-tutorial-videos/</text:a></text:span></text:p>
          </table:table-cell>
          <table:table-cell office:value-type="string">
            <text:p>http://vimeo.com/4448635</text:p>
          </table:table-cell>
          <table:table-cell office:value-type="string">
            <text:p>Vim has some big power in the macro system. And good ol' vi has some power as well... in the global commands.</text:p>
            <text:p>This video uses both mechanisms to make the same kind of change to an XML file.</text:p>
          </table:table-cell>
          <table:table-cell office:value-type="string">
            <text:p>Here we edit a file using two different methods – a recorded macro and a global command.</text:p>
            <text:p>:help CTRL-A increments the first number it can find on the line (by one or an optional argument).</text:p>
            <text:p>:help q is how we record a macro. It’s used for both starting and stopping the recording.</text:p>
            <text:p>:help @ lets us run the macro that we recorded.</text:p>
            <text:p>:help :global is how we can run a given command (in this case a :normal command) for each line that matches a pattern.</text:p>
          </table:table-cell>
          <table:table-cell table:number-columns-repeated="1017"/>
        </table:table-row>
        <table:table-row table:style-name="ro13">
          <table:table-cell office:value-type="string">
            <text:p>vim-advanced-tutorial-videos</text:p>
          </table:table-cell>
          <table:table-cell office:value-type="float" office:value="18">
            <text:p>18</text:p>
          </table:table-cell>
          <table:table-cell office:value-type="string">
            <text:p>The Vim Expression Register</text:p>
          </table:table-cell>
          <table:table-cell office:value-type="string">
            <text:p><text:a xlink:href="http://www.derekwyatt.org/vim/vim-tutorial-videos/vim-advanced-tutorial-videos/">http://www.derekwyatt.org/vim/vim-tutorial-videos/vim-advanced-tutorial-videos/</text:a></text:p>
          </table:table-cell>
          <table:table-cell office:value-type="string">
            <text:p>http://vimeo.com/4446843</text:p>
          </table:table-cell>
          <table:table-cell office:value-type="string">
            <text:p>Vim extensibility is enhanced heavily by the use of the expression register. If you want to know how to use it and what it's for, hit play.</text:p>
          </table:table-cell>
          <table:table-cell office:value-type="string">
            <text:p>The Vim expression register is a really nifty little aspect of Vim that allows for very easy integration</text:p>
            <text:p>of external commands (or even internally defined functions) into the standard text editing process.</text:p>
            <text:p>In this video we take a very simple look at how it can be used to automatically generate and insert a Universally Unique Identifier into your buffer.</text:p>
            <text:p>:help i_CTRL-R_= is the documentation on how to use the Vim expression register.</text:p>
          </table:table-cell>
          <table:table-cell table:number-columns-repeated="1017"/>
        </table:table-row>
        <table:table-row table:style-name="ro6">
          <table:table-cell office:value-type="string">
            <text:p>vim-advanced-tutorial-videos</text:p>
          </table:table-cell>
          <table:table-cell office:value-type="float" office:value="19">
            <text:p>19</text:p>
          </table:table-cell>
          <table:table-cell office:value-type="string">
            <text:p>Vim Autocommands</text:p>
          </table:table-cell>
          <table:table-cell office:value-type="string">
            <text:p><text:a xlink:href="http://www.derekwyatt.org/vim/vim-tutorial-videos/vim-advanced-tutorial-videos/">http://www.derekwyatt.org/vim/vim-tutorial-videos/vim-advanced-tutorial-videos/</text:a></text:p>
          </table:table-cell>
          <table:table-cell office:value-type="string">
            <text:p>http://vimeo.com/4454614</text:p>
          </table:table-cell>
          <table:table-cell office:value-type="string">
            <text:p>Vim's got Autocommands. And they rock... check 'em out.</text:p>
          </table:table-cell>
          <table:table-cell office:value-type="string">
            <text:p>Vim autocommands are one of the stronger aspects of Vim’s extensibility.</text:p>
            <text:p>Vim allows you to hook in to events that occur in the system, such as just before a buffer is written (:help BufWritePre)</text:p>
            <text:p>or when the cursor is moved (:help CursorMoved).</text:p>
            <text:p>You can hook in to these events for particular file types or file extensions and have code run that does whatever sexy bit of work you need done.</text:p>
            <text:p>:help :autocmd is the documentation for the autocommand feature of Vim.</text:p>
            <text:p>:help :augroup details the structure you can use to group autocommands together.</text:p>
            <text:p>I generally recommend that you always do this as deleting autocommands isn’t necessarily possible but is very easy using groups.</text:p>
            <text:p>:help :function teaches the important bits you need to know to start writing a function.</text:p>
          </table:table-cell>
          <table:table-cell table:number-columns-repeated="1017"/>
        </table:table-row>
        <table:table-row table:style-name="ro6">
          <table:table-cell office:value-type="string">
            <text:p>vim-advanced-tutorial-videos</text:p>
          </table:table-cell>
          <table:table-cell office:value-type="float" office:value="20">
            <text:p>20</text:p>
          </table:table-cell>
          <table:table-cell office:value-type="string">
            <text:p>Find Command and the Path</text:p>
          </table:table-cell>
          <table:table-cell office:value-type="string">
            <text:p><text:a xlink:href="http://www.derekwyatt.org/vim/vim-tutorial-videos/vim-advanced-tutorial-videos/">http://www.derekwyatt.org/vim/vim-tutorial-videos/vim-advanced-tutorial-videos/</text:a></text:p>
          </table:table-cell>
          <table:table-cell office:value-type="string">
            <text:p>http://vimeo.com/6154082</text:p>
          </table:table-cell>
          <table:table-cell office:value-type="string">
            <text:p>The 'path' setting is extremely important for moving around your filesystem from within Vim.</text:p>
            <text:p>Have a read up on ":help 'path'" for more information and to know what it's for, how it works, etc..</text:p>
            <text:p>This video is a short introduction to it and gives you a bit of taste of how you can set it with some serious flexibility.</text:p>
          </table:table-cell>
          <table:table-cell office:value-type="string">
            <text:p>Vim gives the ability to load up a file from locations that you specify in a search path.</text:p>
            <text:p>Much like the PATH variable in Windows or the Unix command shell, Vim has a path system</text:p>
            <text:p>that can do the same sort of thing, but for files instead of exectuables.</text:p>
            <text:p>:help :find discusses the find command and what it does.</text:p>
            <text:p>:help ‘path’ is the option that allows you to specify where Vim should look for your files.</text:p>
            <text:p>:help :autocmd is the documentation for the autocommand feature of Vim that we use to run a function that sets the ‘path’ for us.</text:p>
            <text:p>:help :augroup holds our autocommands.</text:p>
            <text:p>:help expand() is extremely useful for expanding special filenames and manipulating path strings.</text:p>
          </table:table-cell>
          <table:table-cell table:number-columns-repeated="1017"/>
        </table:table-row>
        <table:table-row table:style-name="ro10">
          <table:table-cell office:value-type="string">
            <text:p>vim-advanced-tutorial-videos</text:p>
          </table:table-cell>
          <table:table-cell office:value-type="float" office:value="21">
            <text:p>21</text:p>
          </table:table-cell>
          <table:table-cell office:value-type="string">
            <text:p>Globals, Command Line and Functions</text:p>
          </table:table-cell>
          <table:table-cell office:value-type="string">
            <text:p><text:a xlink:href="http://www.derekwyatt.org/vim/vim-tutorial-videos/vim-advanced-tutorial-videos/">http://www.derekwyatt.org/vim/vim-tutorial-videos/vim-advanced-tutorial-videos/</text:a></text:p>
          </table:table-cell>
          <table:table-cell office:value-type="string">
            <text:p>http://vimeo.com/15443936</text:p>
          </table:table-cell>
          <table:table-cell office:value-type="string">
            <text:p>In this "advanced" video, we use the modification of an XML Mindmap into a standard bullet-style hierarchical list.</text:p>
            <text:p>To do this, we do nothing but use the Command-Line.</text:p>
            <text:p>Why? Well, we want to remember this stuff persistently in a function later.</text:p>
            <text:p>Ultra cool stuff!</text:p>
            <text:p><text:span text:style-name="T5">Thanks to "Freemind" and "BoinxTV" for their excellent software.</text:span></text:p>
          </table:table-cell>
          <table:table-cell office:value-type="string">
            <text:p>This is all command-line mode stuff; even the normal mode commands are going to be issued</text:p>
            <text:p>via the command-line.</text:p>
            <text:p>What we’re going to do is take an XML document and strip away the XMLiness of it and make it a standard text file</text:p>
            <text:p>that we can deal with.</text:p>
            <text:p>And we’re going to do it without using a single insert-mode command. Rock ‘n Roll!</text:p>
            <text:p>:help :g tells you all about the :global command, which is an extremely powerful command-line tool.</text:p>
            <text:p>:help :v tells you that it’s the inverse of the :g command.</text:p>
            <text:p>:help :s talks about the substitute command… oh so powerful.</text:p>
            <text:p>:help :/\( is the aspect of regular expressions we use to create subgroups that are remembered.</text:p>
            <text:p>:help /^ is the way we anchor a regular expression to the beginning of a line.</text:p>
            <text:p>:help /\{ describes how to put “counts” into regular expressions so we don’t have to repeatedly enter characters; we just say how many times they repeat.</text:p>
            <text:p>:help /[ ] lets us specify a collection of characters. Sometimes that collection is merely a collection of things that are “not” something else, which is denoted by [^.</text:p>
            <text:p>:help /\zs lets us make a more specific “start” to a regular expression with respect to its substitution – very cool.</text:p>
            <text:p>:help :normal lets you execute normal-mode commands from the command-line.</text:p>
            <text:p>:help :t tells you about the synonym for the “copy” command.</text:p>
            <text:p>:help search-pattern is a very long and very important section on how to use regular expressions in Vim. Study.</text:p>
          </table:table-cell>
          <table:table-cell table:number-columns-repeated="1017"/>
        </table:table-row>
        <table:table-row table:style-name="ro14">
          <table:table-cell office:value-type="string">
            <text:p>vim-plugin-showcase</text:p>
          </table:table-cell>
          <table:table-cell office:value-type="float" office:value="22">
            <text:p>22</text:p>
          </table:table-cell>
          <table:table-cell office:value-type="string">
            <text:p>Demo of ProtoDef Vim plugin</text:p>
          </table:table-cell>
          <table:table-cell office:value-type="string">
            <text:p><text:a xlink:href="http://www.derekwyatt.org/vim/vim-tutorial-videos/vim-plugin-showcase/">http://www.derekwyatt.org/vim/vim-tutorial-videos/vim-plugin-showcase/</text:a></text:p>
          </table:table-cell>
          <table:table-cell office:value-type="string">
            <text:p>http://vimeo.com/4448265</text:p>
          </table:table-cell>
          <table:table-cell office:value-type="string">
            <text:p>Have a look for the ProtoDef script at vim.org/scripts/script.php?script_id=2624.</text:p>
            <text:p><text:span text:style-name="T7">ProtoDef will pull prototype declarations from a C++ header file and create definitions in the C++ implementation file.</text:span></text:p>
          </table:table-cell>
          <table:table-cell table:number-columns-repeated="1018"/>
        </table:table-row>
        <table:table-row table:style-name="ro2">
          <table:table-cell table:style-name="ce2" office:value-type="string">
            <text:p>Vim-plugin-showcase</text:p>
          </table:table-cell>
          <table:table-cell office:value-type="float" office:value="23">
            <text:p>23</text:p>
          </table:table-cell>
          <table:table-cell office:value-type="string">
            <text:p>Vim XP Template plugin demo</text:p>
          </table:table-cell>
          <table:table-cell office:value-type="string">
            <text:p><text:a xlink:href="http://www.derekwyatt.org/vim/vim-tutorial-videos/vim-plugin-showcase/">http://www.derekwyatt.org/vim/vim-tutorial-videos/vim-plugin-showcase/</text:a></text:p>
          </table:table-cell>
          <table:table-cell office:value-type="string">
            <text:p>http://vimeo.com/4449258</text:p>
          </table:table-cell>
          <table:table-cell office:value-type="string">
            <text:p>A basic overview of the XPT Vim plugin vim.org/scripts/script.php?script_id=2611.</text:p>
          </table:table-cell>
          <table:table-cell table:number-columns-repeated="1018"/>
        </table:table-row>
        <table:table-row table:style-name="ro15">
          <table:table-cell table:style-name="ce2" office:value-type="string">
            <text:p>Vim-plugin-showcase</text:p>
          </table:table-cell>
          <table:table-cell office:value-type="float" office:value="24">
            <text:p>24</text:p>
          </table:table-cell>
          <table:table-cell office:value-type="string">
            <text:p>Using the Vim VisIncr plugin</text:p>
          </table:table-cell>
          <table:table-cell office:value-type="string">
            <text:p><text:a xlink:href="http://www.derekwyatt.org/vim/vim-tutorial-videos/vim-plugin-showcase/">http://www.derekwyatt.org/vim/vim-tutorial-videos/vim-plugin-showcase/</text:a></text:p>
          </table:table-cell>
          <table:table-cell office:value-type="string">
            <text:p>http://vimeo.com/4457161</text:p>
          </table:table-cell>
          <table:table-cell office:value-type="string">
            <text:p>The VisIncr plugin for Vim (vim.org/scripts/script.php?script_id=670) is pretty cool.</text:p>
            <text:p>This little movie demonstrates its most basic usage and how it might help out in the real world.</text:p>
          </table:table-cell>
          <table:table-cell table:number-columns-repeated="1018"/>
        </table:table-row>
        <table:table-row table:style-name="ro15">
          <table:table-cell table:style-name="ce2" office:value-type="string">
            <text:p>Vim-plugin-showcase</text:p>
          </table:table-cell>
          <table:table-cell office:value-type="float" office:value="25">
            <text:p>25</text:p>
          </table:table-cell>
          <table:table-cell office:value-type="string">
            <text:p>Surround Plugin</text:p>
          </table:table-cell>
          <table:table-cell office:value-type="string">
            <text:p><text:a xlink:href="http://www.derekwyatt.org/vim/vim-tutorial-videos/vim-plugin-showcase/">http://www.derekwyatt.org/vim/vim-tutorial-videos/vim-plugin-showcase/</text:a></text:p>
          </table:table-cell>
          <table:table-cell office:value-type="string">
            <text:p>http://vimeo.com/6093081</text:p>
          </table:table-cell>
          <table:table-cell office:value-type="string">
            <text:p>The Surround plugin ( vim.org/scripts/script.php?script_id=1697 ) and the Repeat plugin ( vim.org/scripts/script.php?script_id=2136 ) are a great pair.</text:p>
            <text:p>Check out this video to see what the surround plugin can do.</text:p>
          </table:table-cell>
          <table:table-cell table:number-columns-repeated="1018"/>
        </table:table-row>
        <table:table-row table:style-name="ro13">
          <table:table-cell office:value-type="string">
            <text:p>deprecated-videos</text:p>
          </table:table-cell>
          <table:table-cell office:value-type="float" office:value="26">
            <text:p>26</text:p>
          </table:table-cell>
          <table:table-cell office:value-type="string">
            <text:p>(Deprecated) Basic Editing (Screencast 1)</text:p>
          </table:table-cell>
          <table:table-cell office:value-type="string">
            <text:p><text:a xlink:href="http://www.derekwyatt.org/vim/vim-tutorial-videos/deprecated-videos/">http://www.derekwyatt.org/vim/vim-tutorial-videos/deprecated-videos/</text:a></text:p>
          </table:table-cell>
          <table:table-cell office:value-type="string">
            <text:p>http://vimeo.com/6024774</text:p>
          </table:table-cell>
          <table:table-cell office:value-type="string">
            <text:p>(This video will remain on line but consider it deprecated. The "better" video is vimeo.com/6329762 )</text:p>
            <text:p><text:span text:style-name="T5">Vim is not your "notepad" flavour of editor (i.e. cursor keys, mice and rat tails, ctrl-C, ctrl-V, etc...);</text:span></text:p>
            <text:p><text:span text:style-name="T5">using it as though it were a "notepad-like" editor isn't going to help you out much.</text:span></text:p>
            <text:p><text:span text:style-name="T5">I'm going to start covering some more of the basic, every-day kind of stuff.</text:span></text:p>
          </table:table-cell>
          <table:table-cell table:number-columns-repeated="1018"/>
        </table:table-row>
        <table:table-row table:style-name="ro15">
          <table:table-cell office:value-type="string">
            <text:p>deprecated-videos</text:p>
          </table:table-cell>
          <table:table-cell office:value-type="float" office:value="27">
            <text:p>27</text:p>
          </table:table-cell>
          <table:table-cell office:value-type="string">
            <text:p>(Deprecated) Basic Editing (Screencast 2)</text:p>
          </table:table-cell>
          <table:table-cell office:value-type="string">
            <text:p><text:a xlink:href="http://www.derekwyatt.org/vim/vim-tutorial-videos/deprecated-videos/">http://www.derekwyatt.org/vim/vim-tutorial-videos/deprecated-videos/</text:a></text:p>
          </table:table-cell>
          <table:table-cell office:value-type="string">
            <text:p>http://vimeo.com/6025010</text:p>
          </table:table-cell>
          <table:table-cell office:value-type="string">
            <text:p>In this screencast we look at using Vim to let you do some pretty serious work with file handling.</text:p>
            <text:p>There are a number of "file renamers" and the like out there that give you big complex GUIs and such, but they're all pretty silly once you realize how you can do this with Vim.</text:p>
          </table:table-cell>
          <table:table-cell table:number-columns-repeated="1018"/>
        </table:table-row>
        <table:table-row table:style-name="ro2" table:number-rows-repeated="1048547">
          <table:table-cell table:number-columns-repeated="1024"/>
        </table:table-row>
        <table:table-row table:style-name="ro2">
          <table:table-cell table:number-columns-repeated="1024"/>
        </table:table-row>
      </table:table>
      <table:table table:name="Feuille2" table:style-name="ta1">
        <table:table-column table:style-name="co7" table:default-cell-style-name="Default"/>
        <table:table-row table:style-name="ro12">
          <table:table-cell/>
        </table:table-row>
      </table:table>
      <table:table table:name="Feuille3" table:style-name="ta1">
        <table:table-column table:style-name="co7" table:default-cell-style-name="Default"/>
        <table:table-row table:style-name="ro12">
          <table:table-cell/>
        </table:table-row>
      </table:table>
      <table:named-expressions/>
      <table:database-ranges>
        <table:database-range table:name="__Anonymous_Sheet_DB__0" table:target-range-address="Feuille1.A1:Feuille1.G28">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Nimbus Sans L" fo:language="fr" fo:country="FR" style:font-name-asian="Bitstream Vera Sans1"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el frederic</meta:initial-creator>
    <meta:creation-date>2012-12-03T15:19:59</meta:creation-date>
    <dc:date>2012-12-27T14:24:53</dc:date>
    <dc:creator>garel frederic</dc:creator>
    <meta:editing-duration>PT1H27M10S</meta:editing-duration>
    <meta:editing-cycles>5</meta:editing-cycles>
    <meta:generator>LibreOffice/3.5$Linux_x86 LibreOffice_project/350m1$Build-2</meta:generator>
    <meta:document-statistic meta:table-count="3" meta:cell-count="190" meta:object-count="0"/>
  </office:meta>
</office:document-meta>
</file>